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7f47" officeooo:paragraph-rsid="00167f47"/>
    </style:style>
    <style:style style:name="P2" style:family="paragraph" style:parent-style-name="Standard">
      <style:text-properties officeooo:rsid="001a88f4" officeooo:paragraph-rsid="001a88f4"/>
    </style:style>
    <style:style style:name="P3" style:family="paragraph" style:parent-style-name="Standard">
      <style:text-properties fo:font-weight="bold" officeooo:rsid="00167f47" officeooo:paragraph-rsid="00167f47" style:font-weight-asian="bold" style:font-weight-complex="bold"/>
    </style:style>
    <style:style style:name="P4" style:family="paragraph" style:parent-style-name="Standard">
      <style:text-properties officeooo:rsid="001c7426" officeooo:paragraph-rsid="001c7426"/>
    </style:style>
    <style:style style:name="P5" style:family="paragraph" style:parent-style-name="Standard">
      <style:text-properties officeooo:rsid="001d9beb" officeooo:paragraph-rsid="001d9beb"/>
    </style:style>
    <style:style style:name="P6" style:family="paragraph" style:parent-style-name="Standard" style:list-style-name="L1">
      <style:text-properties officeooo:rsid="00185577" officeooo:paragraph-rsid="00185577"/>
    </style:style>
    <style:style style:name="P7" style:family="paragraph" style:parent-style-name="Standard" style:list-style-name="L2">
      <style:text-properties officeooo:rsid="00167f47" officeooo:paragraph-rsid="00167f47"/>
    </style:style>
    <style:style style:name="P8" style:family="paragraph" style:parent-style-name="Standard" style:list-style-name="L3">
      <style:text-properties officeooo:rsid="00167f47" officeooo:paragraph-rsid="00167f47"/>
    </style:style>
    <style:style style:name="P9" style:family="paragraph" style:parent-style-name="Standard" style:list-style-name="L4">
      <style:text-properties officeooo:rsid="00167f47" officeooo:paragraph-rsid="00167f47"/>
    </style:style>
    <style:style style:name="P10" style:family="paragraph" style:parent-style-name="Standard" style:list-style-name="L5">
      <style:text-properties officeooo:rsid="00167f47" officeooo:paragraph-rsid="00167f47"/>
    </style:style>
    <style:style style:name="P11" style:family="paragraph" style:parent-style-name="Standard" style:list-style-name="L7">
      <style:text-properties officeooo:rsid="00167f47" officeooo:paragraph-rsid="00167f47"/>
    </style:style>
    <style:style style:name="P12" style:family="paragraph" style:parent-style-name="Standard" style:list-style-name="L9">
      <style:text-properties officeooo:rsid="00167f47" officeooo:paragraph-rsid="00167f47"/>
    </style:style>
    <style:style style:name="P13" style:family="paragraph" style:parent-style-name="Standard" style:list-style-name="L6">
      <style:text-properties officeooo:rsid="001d9beb" officeooo:paragraph-rsid="001d9beb"/>
    </style:style>
    <style:style style:name="P14" style:family="paragraph" style:parent-style-name="Standard" style:list-style-name="L8">
      <style:text-properties officeooo:rsid="001a88f4" officeooo:paragraph-rsid="001a88f4"/>
    </style:style>
    <style:style style:name="P15" style:family="paragraph" style:parent-style-name="Standard" style:list-style-name="L10">
      <style:text-properties officeooo:rsid="001c7426" officeooo:paragraph-rsid="001c7426"/>
    </style:style>
    <style:style style:name="P16" style:family="paragraph" style:parent-style-name="Standard">
      <style:text-properties officeooo:rsid="00206e2c" officeooo:paragraph-rsid="00206e2c"/>
    </style:style>
    <style:style style:name="P17" style:family="paragraph" style:parent-style-name="Preformatted_20_Text" style:list-style-name="L11">
      <style:text-properties officeooo:paragraph-rsid="00206e2c"/>
    </style:style>
    <style:style style:name="P18" style:family="paragraph" style:parent-style-name="Preformatted_20_Text" style:list-style-name="L11">
      <style:text-properties officeooo:rsid="00206e2c" officeooo:paragraph-rsid="00206e2c"/>
    </style:style>
    <style:style style:name="T1" style:family="text">
      <style:text-properties officeooo:rsid="0018ab68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fo:font-size="12pt" style:font-size-asian="12pt" style:font-size-complex="12pt"/>
    </style:style>
    <style:style style:name="T4" style:family="text">
      <style:text-properties style:font-name="Liberation Serif" fo:font-size="12pt" officeooo:rsid="00206e2c" style:font-size-asian="12pt" style:font-size-complex="12pt"/>
    </style:style>
    <style:style style:name="T5" style:family="text">
      <style:text-properties style:font-name="Liberation Serif" fo:font-size="12pt" style:font-size-asian="10.5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perations Manual</text:p>
      <text:p text:style-name="P1"/>
      <text:p text:style-name="P1">What is the project</text:p>
      <text:p text:style-name="P1">Initial Steps to Get the Environment Setup</text:p>
      <text:list xml:id="list317580602" text:style-name="L1">
        <text:list-item>
          <text:p text:style-name="P6">sudo modprobe msr</text:p>
          <text:list>
            <text:list-item>
              <text:p text:style-name="P6">Sets up the msr registers in the Linux kernel so that LIKWID can access <text:span text:style-name="T1">the hardware </text:span>counts</text:p>
            </text:list-item>
          </text:list>
        </text:list-item>
      </text:list>
      <text:p text:style-name="P1">How to run it</text:p>
      <text:list xml:id="list1057926170" text:style-name="L2">
        <text:list-item>
          <text:p text:style-name="P7">App Image</text:p>
          <text:list>
            <text:list-item>
              <text:p text:style-name="P7">Has the application and all of the libraries baked into the app image</text:p>
            </text:list-item>
          </text:list>
        </text:list-item>
      </text:list>
      <text:p text:style-name="P1">Topology Tab</text:p>
      <text:list xml:id="list884564910" text:style-name="L3">
        <text:list-item>
          <text:p text:style-name="P8">Shows the architecture topology</text:p>
        </text:list-item>
        <text:list-item>
          <text:p text:style-name="P8">Cache</text:p>
        </text:list-item>
        <text:list-item>
          <text:p text:style-name="P8">CPU</text:p>
        </text:list-item>
      </text:list>
      <text:p text:style-name="P1">Performance Groups Tab</text:p>
      <text:list xml:id="list1097000188" text:style-name="L4">
        <text:list-item>
          <text:p text:style-name="P9">Allows the user to select from pre-defined performance groups</text:p>
        </text:list-item>
        <text:list-item>
          <text:p text:style-name="P9">Double click on the metric to add, double click to remove</text:p>
        </text:list-item>
        <text:list-item>
          <text:p text:style-name="P9">This disables the performance metrics tab</text:p>
          <text:list>
            <text:list-item>
              <text:p text:style-name="P9">This is to prevent over-using the counters</text:p>
            </text:list-item>
          </text:list>
        </text:list-item>
        <text:list-item>
          <text:p text:style-name="P9">User can also create their own performance group to add to the list</text:p>
        </text:list-item>
      </text:list>
      <text:p text:style-name="P1">Performance Metrics Tab</text:p>
      <text:list xml:id="list1330333668" text:style-name="L5">
        <text:list-item>
          <text:p text:style-name="P10">Allows the user to select from all of the available events provided by the architecture</text:p>
        </text:list-item>
        <text:list-item>
          <text:p text:style-name="P10">Will allow the user to select the counter to go with the metric</text:p>
        </text:list-item>
        <text:list-item>
          <text:p text:style-name="P10">Less flexible than the performance group</text:p>
        </text:list-item>
      </text:list>
      <text:p text:style-name="P5">Marker API Tab</text:p>
      <text:list xml:id="list2335644536" text:style-name="L6">
        <text:list-item>
          <text:p text:style-name="P13">Implement this</text:p>
        </text:list-item>
        <text:list-item>
          <text:p text:style-name="P13">Will give the user information on how to use the Marker API</text:p>
        </text:list-item>
        <text:list-item>
          <text:p text:style-name="P13">Also, give the user a button to hit to set up the GUI to process Marker applications</text:p>
        </text:list-item>
      </text:list>
      <text:p text:style-name="P1">Features Tab</text:p>
      <text:list xml:id="list2410411898" text:style-name="L7">
        <text:list-item>
          <text:p text:style-name="P11">Allows the user to enable/disable certain prefetching</text:p>
        </text:list-item>
      </text:list>
      <text:p text:style-name="P2">CPI Stack Tab</text:p>
      <text:list xml:id="list4096884963" text:style-name="L8">
        <text:list-item>
          <text:p text:style-name="P14">Used with the performance metric tab to show the overall CPI stack for the given groups that were measured</text:p>
        </text:list-item>
      </text:list>
      <text:p text:style-name="P16">Breakdown Tab</text:p>
      <text:list xml:id="list2169587353" text:style-name="L11">
        <text:list-item>
          <text:p text:style-name="P18"><text:span text:style-name="Source_20_Text"><text:span text:style-name="T5">Uses perf tool to calculate generic measurements</text:span></text:span></text:p>
        </text:list-item>
        <text:list-item>
          <text:p text:style-name="P18"><text:span text:style-name="Source_20_Text"><text:span text:style-name="T5">Outputs a bar graph visually displaying it to the user</text:span></text:span></text:p>
        </text:list-item>
        <text:list-item>
          <text:p text:style-name="P18"><text:span text:style-name="Source_20_Text"><text:span text:style-name="T5">In order to perform this one must</text:span></text:span></text:p>
          <text:list>
            <text:list-item>
              <text:p text:style-name="P18"><text:span text:style-name="Source_20_Text"><text:span text:style-name="T5">Run QuickPerformance as root (not recommended)</text:span></text:span></text:p>
            </text:list-item>
            <text:list-item>
              <text:p text:style-name="P17"><text:span text:style-name="Source_20_Text"><text:span text:style-name="T4">sudo sh -c 'echo 1 &gt;/proc/sys/kernel/perf_event_paranoid' to allow perf access without root privilege</text:span></text:span></text:p>
            </text:list-item>
          </text:list>
        </text:list-item>
      </text:list>
      <text:p text:style-name="P1">Application Output Tab</text:p>
      <text:list xml:id="list416098578" text:style-name="L9">
        <text:list-item>
          <text:p text:style-name="P12">Will display the results of the overall simulation</text:p>
          <text:list>
            <text:list-item>
              <text:p text:style-name="P12">Uses the choices that the user requested and performs the likwid performance counters on the application provided by the user</text:p>
            </text:list-item>
          </text:list>
        </text:list-item>
      </text:list>
      <text:p text:style-name="P4">Perfscope</text:p>
      <text:list xml:id="list2879501175" text:style-name="L10">
        <text:list-item>
          <text:p text:style-name="P15">Starts recording real-time data of energy and power for the current core.</text:p>
        </text:list-item>
        <text:list-item>
          <text:p text:style-name="P15">This allows the user to see in real-time how their application effects power</text:p>
        </text:list-item>
        <text:list-item>
          <text:p text:style-name="P15">Not a very useful tool, but it does allow you to save off graphs as pdfs to get a sort of system monitor data collection</text:p>
        </text:list-item>
      </text:list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18:40:12.926984121</meta:creation-date>
    <dc:date>2018-04-24T23:27:50.124231198</dc:date>
    <meta:editing-duration>PT17M56S</meta:editing-duration>
    <meta:editing-cycles>8</meta:editing-cycles>
    <meta:generator>LibreOffice/5.4.6.2$Linux_X86_64 LibreOffice_project/40m0$Build-2</meta:generator>
    <meta:document-statistic meta:table-count="0" meta:image-count="0" meta:object-count="0" meta:page-count="2" meta:paragraph-count="43" meta:word-count="368" meta:character-count="1986" meta:non-whitespace-character-count="1691"/>
  </office:meta>
</office:document-meta>
</file>